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7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9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17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3fe3f" officeooo:paragraph-rsid="0023fe3f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5aba2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74a7e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5aba2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74a7e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ae695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9c3d" officeooo:paragraph-rsid="000f9c3d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5aba2" officeooo:paragraph-rsid="0025aba2" style:font-size-asian="12pt" style:font-weight-asian="bold" style:font-size-complex="12pt" style:font-weight-complex="bold"/>
    </style:style>
    <style:style style:name="P49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Preformatted_20_Text">
      <style:text-properties style:use-window-font-color="true" loext:opacity="0%" style:text-position="sub 58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53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54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5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5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57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60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61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2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63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4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6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69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0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1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2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73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4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a73e5" officeooo:paragraph-rsid="002ae695" style:font-size-asian="12pt" style:font-weight-asian="normal" style:font-size-complex="12pt" style:font-weight-complex="normal"/>
    </style:style>
    <style:style style:name="P76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7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305deb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style:text-underline-style="none" officeooo:rsid="00294789"/>
    </style:style>
    <style:style style:name="T9" style:family="text">
      <style:text-properties style:text-position="sub 58%" style:text-underline-style="none" officeooo:rsid="002ae695"/>
    </style:style>
    <style:style style:name="T10" style:family="text">
      <style:text-properties style:text-position="sub 58%" style:text-underline-style="none" officeooo:rsid="002bee5d"/>
    </style:style>
    <style:style style:name="T11" style:family="text">
      <style:text-properties style:text-position="sub 58%" style:text-underline-style="none" officeooo:rsid="002f1b2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f9c3d"/>
    </style:style>
    <style:style style:name="T14" style:family="text">
      <style:text-properties style:text-underline-style="solid" style:text-underline-width="auto" style:text-underline-color="font-color" officeooo:rsid="001ead3e"/>
    </style:style>
    <style:style style:name="T15" style:family="text">
      <style:text-properties style:text-underline-style="solid" style:text-underline-width="auto" style:text-underline-color="font-color" officeooo:rsid="0021e9c6"/>
    </style:style>
    <style:style style:name="T16" style:family="text">
      <style:text-properties officeooo:rsid="000da454"/>
    </style:style>
    <style:style style:name="T17" style:family="text">
      <style:text-properties style:text-position="0% 100%" officeooo:rsid="000da454"/>
    </style:style>
    <style:style style:name="T18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9" style:family="text">
      <style:text-properties fo:color="#00a933" loext:opacity="100%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ad3e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3fe3f"/>
    </style:style>
    <style:style style:name="T24" style:family="text">
      <style:text-properties style:text-underline-style="none" officeooo:rsid="00294789"/>
    </style:style>
    <style:style style:name="T25" style:family="text">
      <style:text-properties style:text-underline-style="none" officeooo:rsid="002a73e5"/>
    </style:style>
    <style:style style:name="T26" style:family="text">
      <style:text-properties style:text-underline-style="none" officeooo:rsid="002ae695"/>
    </style:style>
    <style:style style:name="T27" style:family="text">
      <style:text-properties style:text-underline-style="none" officeooo:rsid="002bee5d"/>
    </style:style>
    <style:style style:name="T28" style:family="text">
      <style:text-properties style:text-underline-style="none" officeooo:rsid="002db8e3"/>
    </style:style>
    <style:style style:name="T29" style:family="text">
      <style:text-properties style:text-underline-style="none" officeooo:rsid="002f1b2d"/>
    </style:style>
    <style:style style:name="T30" style:family="text">
      <style:text-properties style:text-underline-style="none" officeooo:rsid="00305deb"/>
    </style:style>
    <style:style style:name="T31" style:family="text">
      <style:text-properties officeooo:rsid="000f9c3d"/>
    </style:style>
    <style:style style:name="T32" style:family="text">
      <style:text-properties officeooo:rsid="00103cfe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officeooo:rsid="001ead3e"/>
    </style:style>
    <style:style style:name="T35" style:family="text">
      <style:text-properties style:use-window-font-color="true" loext:opacity="0%" fo:font-weight="bold" style:font-weight-asian="bold" style:font-weight-complex="bold"/>
    </style:style>
    <style:style style:name="T36" style:family="text">
      <style:text-properties style:use-window-font-color="true" loext:opacity="0%" fo:font-weight="bold" officeooo:rsid="001ead3e" style:font-weight-asian="bold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ad3e" style:font-style-asian="normal" style:font-style-complex="normal"/>
    </style:style>
    <style:style style:name="T39" style:family="text">
      <style:text-properties fo:font-style="normal" officeooo:rsid="0021e9c6" style:font-style-asian="normal" style:font-style-complex="normal"/>
    </style:style>
    <style:style style:name="T40" style:family="text">
      <style:text-properties officeooo:rsid="00171877"/>
    </style:style>
    <style:style style:name="T41" style:family="text">
      <style:text-properties officeooo:rsid="00175bea"/>
    </style:style>
    <style:style style:name="T42" style:family="text">
      <style:text-properties officeooo:rsid="001ead3e"/>
    </style:style>
    <style:style style:name="T43" style:family="text">
      <style:text-properties fo:color="#800080" loext:opacity="100%" fo:font-weight="bold" officeooo:rsid="001ead3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officeooo:rsid="002029bb"/>
    </style:style>
    <style:style style:name="T46" style:family="text">
      <style:text-properties officeooo:rsid="0021e9c6"/>
    </style:style>
    <style:style style:name="T47" style:family="text">
      <style:text-properties officeooo:rsid="0022f7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47">5</text:span>Toto jsou vyřešené otázky z anorganiky (chemie). Otázky pocházejí ze souboru anorganika.txt, jehož autorem je pan Ladislav Trnka.</text:p>
      <text:p text:style-name="P49">Otázky byly vyřešeny Pavlem Vránou pomocí videí, jejichž autorem je opět pan Ladislav Trnka.</text:p>
      <text:p text:style-name="P49">Soubor podléhá licenci GNU General Public Licence v3.0</text:p>
      <text:p text:style-name="P19"/>
      <text:p text:style-name="P20"><text:span text:style-name="T21">tmavě </text:span><text:span text:style-name="T20">modře</text:span> <text:span text:style-name="T34">a</text:span><text:span text:style-name="T36"> písmenem H </text:span><text:span text:style-name="T34">j</text:span><text:span text:style-name="T33">sou označeny otázky týkající se vodíku</text:span></text:p>
      <text:p text:style-name="P58"><text:span text:style-name="T20">zeleně</text:span> <text:span text:style-name="T34">a </text:span><text:span text:style-name="T36">písmenem O </text:span><text:span text:style-name="T33">jsou označeny otázky týkající se vodíku</text:span></text:p>
      <text:p text:style-name="P57"><text:span text:style-name="T43">fialově</text:span> <text:span text:style-name="T34">a </text:span><text:span text:style-name="T36">písmenem X </text:span><text:span text:style-name="T33">jsou označeny otázky týkající se halogenů</text:span></text:p>
      <text:p text:style-name="P64"><text:span text:style-name="T20">žlutě</text:span> <text:span text:style-name="T33">a </text:span><text:span text:style-name="T35">písmenem S </text:span><text:span text:style-name="T33">jsou označeny otázky týkající se síry</text:span></text:p>
      <text:p text:style-name="P66"><text:span text:style-name="T20">světle modře</text:span> <text:span text:style-name="T33">a </text:span><text:span text:style-name="T35">písmenem N </text:span><text:span text:style-name="T33">jsou označeny otázky týkající se dusíku</text:span></text:p>
      <text:p text:style-name="P67"><text:span text:style-name="T20">oranžově</text:span> <text:span text:style-name="T33">a </text:span><text:span text:style-name="T35">písmenem P </text:span><text:span text:style-name="T33">jsou označeny otázky týkající se fosforu</text:span></text:p>
      <text:p text:style-name="P69"><text:span text:style-name="T44">červeně</text:span> <text:span text:style-name="T33">a </text:span><text:span text:style-name="T35">písmenem C </text:span><text:span text:style-name="T33">jsou označeny otázky týkající se uhlíku</text:span></text:p>
      <text:p text:style-name="P19"/>
      <text:p text:style-name="P50">kurzívou <text:span text:style-name="T37">je napsány doplňující informace </text:span><text:span text:style-name="T39">(ty však v testu nebudou)</text:span><text:span text:style-name="T37"> </text:span><text:span text:style-name="T38">nebo jiné možn</text:span><text:span text:style-name="T39">é</text:span><text:span text:style-name="T38"> odpovědi </text:span><text:span text:style-name="T39">na otázky</text:span><text:span text:style-name="T38"> (</text:span><text:span text:style-name="T39">ty však nemají vypracované </text:span><text:span text:style-name="T38">řešení)</text:span></text:p>
      <text:p text:style-name="P19"/>
      <text:p text:style-name="P19"/>
      <text:p text:style-name="P19"/>
      <text:p text:style-name="P19">H Výskyt vodíku v přírodě, jeho izotopy</text:p>
      <text:p text:style-name="P2"/>
      <text:p text:style-name="P7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6">(protože je lehčí než vzduch)</text:span>; součást org. <text:span text:style-name="T16">l</text:span>átek, hydrogensolí, kyselin; celkem asi 0,87% (hm.) Země</text:p>
      <text:p text:style-name="P2"/>
      <text:p text:style-name="P2"/>
      <text:p text:style-name="P19">H Výroba vodíku - popište slovně a chemick<text:span text:style-name="T32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6">Termický rozklad methanu:</text:p>
      <text:p text:style-name="P2"/>
      <text:p text:style-name="P2">rozklad methanu – za teploty 1200˚C <text:span text:style-name="T16">se</text:span> molekula methanu rozbije na uhlík a dva vodíky (uhlík zůstává v podobě sazí, vodík uteče = snadná separace) → CH4</text:p>
      <text:p text:style-name="P2"/>
      <text:p text:style-name="P3"><text:span text:style-name="T16">CH</text:span><text:span text:style-name="T4">4</text:span><text:span text:style-name="T16"> → C + 2H</text:span><text:span text:style-name="T4">2 <text:s text:c="23"/></text:span><text:span text:style-name="T17">t <text:s/>=1200˚C</text:span></text:p>
      <text:p text:style-name="P2"/>
      <text:p text:style-name="P2"/>
      <text:p text:style-name="P19">H Laboratorní příprava vodíku - popište slovně a chemick<text:span text:style-name="T32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><text:soft-page-break/><text:span text:style-name="T12">reakce alkalick</text:span><text:span text:style-name="T15">ého</text:span><text:span text:style-name="T12"> kov</text:span><text:span text:style-name="T15">u</text:span><text:span text:style-name="T12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16">2</text:span>H<text:span text:style-name="T3">2</text:span>O → <text:span text:style-name="T16">2</text:span>NaOH + H<text:span text:style-name="T3">2</text:span></text:p>
      <text:p text:style-name="P2"/>
      <text:p text:style-name="P2"/>
      <text:p text:style-name="P19">H Užití vodíku v technické a výrobní praxi</text:p>
      <text:p text:style-name="P1"/>
      <text:list text:style-name="L1">
        <text:list-item>
          <text:p text:style-name="P70">výroba amoniaku, kys. chlorovodíkové </text:p>
        </text:list-item>
        <text:list-item>
          <text:p text:style-name="P70">hydrogenace tuků a jiných org. molekul</text:p>
        </text:list-item>
        <text:list-item>
          <text:p text:style-name="P70">svařování (kyslíkovodíkový plamen)</text:p>
        </text:list-item>
        <text:list-item>
          <text:p text:style-name="P70">Výroba kovů z těžko redukovatelných oxidů</text:p>
        </text:list-item>
      </text:list>
      <text:p text:style-name="P9"/>
      <text:p text:style-name="P12"/>
      <text:p text:style-name="P21">O Výskyt kyslíku v přírodě</text:p>
      <text:p text:style-name="P17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1"><text:span text:style-name="T19">O Výroba kyslíku</text:span> </text:p>
      <text:p text:style-name="P11"/>
      <text:p text:style-name="P14">frakční destilací zkapalněného vzduchu (současně získáváme i dusík)</text:p>
      <text:p text:style-name="P14"/>
      <text:p text:style-name="P14"/>
      <text:p text:style-name="P21">O Laboratorní příprava kyslíku - popište slovní a chemick<text:span text:style-name="T40">o</text:span>u rovnicí alespoň jeden způsob</text:p>
      <text:p text:style-name="P17"/>
      <text:p text:style-name="P15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3"/>
      <text:p text:style-name="P13">Rozkladem K<text:span text:style-name="T41">M</text:span>nO<text:span text:style-name="T3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8"><text:span text:style-name="T18"><text:tab/> <text:s text:c="3"/></text:span><text:span text:style-name="T5">T˚C</text:span></text:p>
      <text:p text:style-name="P16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 Užití kyslíku v technické a výrobní praxi</text:p>
      <text:p text:style-name="P18"/>
      <text:list text:style-name="L2">
        <text:list-item>
          <text:p text:style-name="P71">k provedení reakcí, které vyžadují více kyslíku, než je ve vzduchu, v hutnictví k získávání Fe</text:p>
        </text:list-item>
        <text:list-item>
          <text:p text:style-name="P71">Ke svařování a řezání kovů</text:p>
        </text:list-item>
        <text:list-item>
          <text:p text:style-name="P71">Při výrobě celé řady látek (např. H<text:span text:style-name="T3">2</text:span>SO<text:span text:style-name="T3">4</text:span>)</text:p>
        </text:list-item>
        <text:list-item>
          <text:p text:style-name="P71">Ve zdravotnictví</text:p>
        </text:list-item>
        <text:list-item>
          <text:p text:style-name="P71">V letectví a kosmonautice</text:p>
        </text:list-item>
      </text:list>
      <text:p text:style-name="P22"/>
      <text:p text:style-name="P22"/>
      <text:p text:style-name="P22">O Kritéria dělení oxidů - u každé skupiny uveďte alespoň jeden příklad</text:p>
      <text:p text:style-name="P22"/>
      <text:list text:style-name="L3">
        <text:list-item>
          <text:p text:style-name="P72">dělí se dle reakce s vodou na:</text:p>
          <text:list>
            <text:list-item>
              <text:p text:style-name="P72">kyselinotvorné – CO<text:span text:style-name="T3">2</text:span> (oxid uhličitý)</text:p>
            </text:list-item>
            <text:list-item>
              <text:p text:style-name="P72">zásadotvorné - CaO</text:p>
            </text:list-item>
            <text:list-item>
              <text:p text:style-name="P72">amfoterní - ZnO</text:p>
            </text:list-item>
            <text:list-item>
              <text:p text:style-name="P72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36"><text:span text:style-name="T12">Výroba</text:span>: <text:span text:style-name="T20">rozklad BaO</text:span><text:span text:style-name="T6">2</text:span> zředěnou kys. sírovou</text:p>
      <text:p text:style-name="P36"/>
      <text:p text:style-name="P36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36"/>
      <text:p text:style-name="P36"><text:soft-page-break/><text:span text:style-name="T14">Využití:</text:span><text:span text:style-name="T42"> </text:span>Laboratoře (oxidační a redukční účinky), ředěný roztok na čištění ran v lékárničkách (kyslík ve stavu zrodu – působí mikrobicidně na všechny bakterie = <text:span text:style-name="T20">dezinfekce rány</text:span>)</text:p>
      <text:p text:style-name="P36"/>
      <text:p text:style-name="P36"/>
      <text:p text:style-name="P24">O Popište druhy vod z hlediska tvrdosti, čím je tvrdost vody způsobena</text:p>
      <text:p text:style-name="P24"/>
      <text:p text:style-name="P36">Způsobena rozpuštěnými vápenatými a hořečnatými solemi</text:p>
      <text:p text:style-name="P36"/>
      <text:list text:style-name="L4">
        <text:list-item>
          <text:p text:style-name="P76">Přechodná (karbonátová)</text:p>
          <text:list>
            <text:list-item>
              <text:p text:style-name="P76">Lze odstranit varem</text:p>
            </text:list-item>
            <text:list-item>
              <text:p text:style-name="P76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76">(Varem se rozkládají na uhličitany, které jsou méně rozpustné)</text:p>
            </text:list-item>
          </text:list>
        </text:list-item>
        <text:list-item>
          <text:p text:style-name="P76">Trvalá</text:p>
          <text:list>
            <text:list-item>
              <text:p text:style-name="P76">Nelze odstranit varem</text:p>
            </text:list-item>
            <text:list-item>
              <text:p text:style-name="P76">Způsobena CaSO<text:span text:style-name="T3">4</text:span> a MgSO<text:span text:style-name="T3">4</text:span></text:p>
            </text:list-item>
          </text:list>
        </text:list-item>
      </text:list>
      <text:p text:style-name="P36"/>
      <text:p text:style-name="P36">Celková = Přechodná + Trvalá</text:p>
      <text:p text:style-name="P36"/>
      <text:p text:style-name="P36"/>
      <text:p text:style-name="P24">O Jak je definováno pH a jak se podle něj rozlišují látky kyselé a zásadité</text:p>
      <text:p text:style-name="P24"/>
      <text:p text:style-name="P36">Záporný dekadický logaritmus koncentrace H<text:span text:style-name="T1">+</text:span> iontů</text:p>
      <text:p text:style-name="P36"/>
      <text:p text:style-name="P36">pH &lt; 7<text:tab/><text:tab/>látka je kyselá</text:p>
      <text:p text:style-name="P36">pH &gt; 7<text:tab/><text:tab/>látka je zásaditá</text:p>
      <text:p text:style-name="P36">pH = 7<text:tab/><text:tab/>látka je neutrální</text:p>
      <text:p text:style-name="P36"/>
      <text:p text:style-name="P36"/>
      <text:p text:style-name="P59">X Fyzický vzhled jednotlivých halogenů, jejich účinky na lidský organismus</text:p>
      <text:p text:style-name="P52"/>
      <text:p text:style-name="P37">F, Cl – žlutozelené plyny</text:p>
      <text:p text:style-name="P37">Br – červenohnědá kapalina</text:p>
      <text:p text:style-name="P37">I – fialová pevná látka</text:p>
      <text:p text:style-name="P37"/>
      <text:p text:style-name="P37">Pro všechny platí, že při styku s pokožkou, respektive s vlhkostí na sliznici, oku nebo právě pokožce se tvoří kyselina, která člověka leptá.</text:p>
      <text:p text:style-name="P37"/>
      <text:p text:style-name="P37"/>
      <text:p text:style-name="P60">X Výskyt a výroba fluoru, průmyslové a technické využití jeho a jeho sloučenin</text:p>
      <text:p text:style-name="P53"/>
      <text:p text:style-name="P37"><text:span text:style-name="T12">Výskyt:</text:span> v čisté formě se nevyskytuje, pouze ve formě sloučenin (např. kazivec, kryolit a fluorapatit)</text:p>
      <text:p text:style-name="P37"/>
      <text:p text:style-name="P37"><text:span text:style-name="T12">Výroba:</text:span> elektrolýzou směsi KF a HF (vzniká KHF<text:span text:style-name="T3">2</text:span>)</text:p>
      <text:p text:style-name="P37"/>
      <text:p text:style-name="P39">Jeho využití:<text:span text:style-name="T22"> výroba freonů a dalších polyfluorovaných uhlovodíků</text:span></text:p>
      <text:p text:style-name="P39"><text:line-break/>Využití HF (kyseliny fluorovodíkové):<text:span text:style-name="T22"> příprava freonů, plastů, fluorace alkanů</text:span></text:p>
      <text:p text:style-name="P62"><text:soft-page-break/>X Výskyt chloru a jeho výroba - popište slovně a rovnicemi</text:p>
      <text:p text:style-name="P55"/>
      <text:p text:style-name="P37"><text:span text:style-name="T12">Výskyt:</text:span> samostatně se v přírodě nevyskytuje, je poměrně rozšířený ve formě sloučenin (např. NaCl, <text:tab/> <text:tab/> <text:s/>KCl, mořská voda)</text:p>
      <text:p text:style-name="P37"/>
      <text:p text:style-name="P39">Výroba:<text:span text:style-name="T22"> Elektrolýza roztoku NaCl</text:span></text:p>
      <text:p text:style-name="P37"/>
      <text:p text:style-name="P39"><text:span text:style-name="T22">2NaCl → Cl</text:span><text:span text:style-name="T7">2</text:span><text:span text:style-name="T22"> + 2Na</text:span></text:p>
      <text:p text:style-name="P37"/>
      <text:p text:style-name="P37">Na anodě:<text:tab/>2Cl<text:span text:style-name="T1">-</text:span> - 2e<text:span text:style-name="T1">-</text:span> → Cl<text:span text:style-name="T3">2</text:span></text:p>
      <text:p text:style-name="P37">Na katodě:<text:tab/>Na<text:span text:style-name="T1">+</text:span> + e<text:span text:style-name="T1">-</text:span> → Na<text:span text:style-name="T1">0</text:span></text:p>
      <text:p text:style-name="P37"/>
      <text:p text:style-name="P37"><text:tab/>Na + H<text:span text:style-name="T3">2</text:span>O → <text:s/>NaOH + H<text:span text:style-name="T3">2</text:span></text:p>
      <text:p text:style-name="P37"/>
      <text:p text:style-name="P37"/>
      <text:p text:style-name="P60">X Laboratorní příprava chloru - uveďte vyčíslenou chemickou rovnicí alespoň jeden způsob</text:p>
      <text:p text:style-name="P53"/>
      <text:p text:style-name="P37">MnO<text:span text:style-name="T3">2</text:span> <text:s/>+ 4HCl → MnCl<text:span text:style-name="T3">2</text:span> + Cl<text:span text:style-name="T3">2</text:span> + 2H<text:span text:style-name="T3">2</text:span>O</text:p>
      <text:p text:style-name="P37"/>
      <text:p text:style-name="P37"/>
      <text:p text:style-name="P62">X Výroba a využití chlorovodíku</text:p>
      <text:p text:style-name="P55"/>
      <text:p text:style-name="P39">Výroba:<text:span text:style-name="T22"> Přímou syntézou prvků při 2000˚C</text:span></text:p>
      <text:p text:style-name="P39"/>
      <text:p text:style-name="P37"><text:tab/><text:tab/>H<text:span text:style-name="T3">2</text:span> + Cl<text:span text:style-name="T3">2</text:span> → 2HCl + Na<text:span text:style-name="T3">2</text:span>SO<text:span text:style-name="T3">4</text:span></text:p>
      <text:p text:style-name="P37"/>
      <text:p text:style-name="P39">Využití:<text:span text:style-name="T22"> léčiva, barvy, stavební materiály a plasty</text:span></text:p>
      <text:p text:style-name="P39"/>
      <text:p text:style-name="P39"/>
      <text:p text:style-name="P62">X Které znáte oxokyseliny chloru, uveďte příklady technického využití jejich solí</text:p>
      <text:p text:style-name="P55"/>
      <text:p text:style-name="P28">HClO (kys. chlorná), HClO<text:span text:style-name="T3">2</text:span> (kys. c<text:span text:style-name="T42">h</text:span>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60">X Jod - výskyt a výrob<text:span text:style-name="T31">a</text:span></text:p>
      <text:p text:style-name="P53"/>
      <text:p text:style-name="P37"><text:span text:style-name="T13">Výskyt:</text:span><text:span text:style-name="T31"> </text:span>Čistý se v přírodě nevyskytuje, <text:span text:style-name="T31">součást mořské vody a čilského ledku</text:span></text:p>
      <text:p text:style-name="P37"/>
      <text:p text:style-name="P38"><text:span text:style-name="T12">Výroba:</text:span> Spalování mořských chaluh, jejich oxidace a následná sublimace z popela</text:p>
      <text:p text:style-name="P38"/>
      <text:p text:style-name="P38"/>
      <text:p text:style-name="P38"/>
      <text:p text:style-name="P38"/>
      <text:p text:style-name="P38"/>
      <text:p text:style-name="P61"><text:soft-page-break/>X Definujte pojem esenciální prvek. Uveďte příklady</text:p>
      <text:p text:style-name="P54"/>
      <text:p text:style-name="P33">Prvek nutný pro normální funkci organismu, který může být přijímán pouze prostřednictvím potravy.</text:p>
      <text:p text:style-name="P54"/>
      <text:p text:style-name="P40">Příklady:<text:span text:style-name="T22"> </text:span><text:span text:style-name="T23">Fe, Mg, K, Ca, Zn, Se, I, Cu, Mn, Cr</text:span></text:p>
      <text:p text:style-name="P54"/>
      <text:p text:style-name="P54"/>
      <text:p text:style-name="P63">S Výskyt síry v přírodě, její vliv na život a životní prostředí</text:p>
      <text:p text:style-name="P47"/>
      <text:p text:style-name="P41">Výskyt:</text:p>
      <text:p text:style-name="P30">V elementární formě v oblastech s bohatou vulkanickou činností a v okolí horkých minerálních pramenů, v rudách ve formě sulfidů (pyrit, chalkopyrit, galenit, sfalerit), často doprovází uhlí, v atmosféře ve formě oxidů</text:p>
      <text:p text:style-name="P47"/>
      <text:p text:style-name="P47"/>
      <text:p text:style-name="P41">Vliv na život a životní prostředí:</text:p>
      <text:p text:style-name="P29">Sama o sobě není škodlivá; znečištění <text:span text:style-name="T45">životního prostředí </text:span>oxidy síry <text:span text:style-name="T45">(produkují je např. sopky, hlavně však člověk), síra přítomna v uhlí → </text:span>komplikace spalování uhlí; <text:span text:style-name="T45">oxidy síry doprovází ropu (jsou v benz</text:span><text:span text:style-name="T46">í</text:span><text:span text:style-name="T45">nu) → utíkají ve výfukových plynech</text:span></text:p>
      <text:p text:style-name="P29"><text:span text:style-name="T20">Biogenní prvek</text:span> – síra přítomna v aminokyselinách (tvoří bílkoviny a enzymy), nezbytně nutná k životu</text:p>
      <text:p text:style-name="P47"/>
      <text:p text:style-name="P47"/>
      <text:p text:style-name="P63">S Výroba síry a její využití v průmyslu</text:p>
      <text:p text:style-name="P47"/>
      <text:p text:style-name="P42">Výroba:<text:span text:style-name="T22"> Ze sulfanu izolovaného z ropných vrtů, přímým spalováním:<text:tab/>2H</text:span><text:span text:style-name="T7">2</text:span><text:span text:style-name="T22">S + O</text:span><text:span text:style-name="T7">2</text:span><text:span text:style-name="T22"> → 2S + 2H</text:span><text:span text:style-name="T7">2</text:span><text:span text:style-name="T22">O</text:span></text:p>
      <text:p text:style-name="P42"/>
      <text:p text:style-name="P42">Využití:</text:p>
      <text:list text:style-name="L5">
        <text:list-item>
          <text:p text:style-name="P73">Důležitá surovina v chemickém průmyslu (H<text:span text:style-name="T3">2</text:span>SO<text:span text:style-name="T3">4</text:span>, ...)</text:p>
        </text:list-item>
        <text:list-item>
          <text:p text:style-name="P73">Jako vulkanizační přísada při zpracování kaučuku</text:p>
        </text:list-item>
      </text:list>
      <text:p text:style-name="P47"/>
      <text:p text:style-name="P47"/>
      <text:p text:style-name="P63">S Sulfan - příprava (popište slovně a rovnicí), jeho vlastnosti a kde se s ním lze setkat</text:p>
      <text:p text:style-name="P31"/>
      <text:p text:style-name="P42">Příprava:<text:span text:style-name="T22"> Vytěsněním ze sulfidů silnou kyselinou v Kippově přístroji</text:span></text:p>
      <text:p text:style-name="P32"/>
      <text:p text:style-name="P32"><text:tab/><text:tab/>FeS + 2HCl → FeCl<text:span text:style-name="T3">2</text:span> + H<text:span text:style-name="T3">2</text:span>S</text:p>
      <text:p text:style-name="P32"/>
      <text:p text:style-name="P32"><text:tab/><text:tab/>FeS + H<text:span text:style-name="T3">2</text:span>SO<text:span text:style-name="T3">4</text:span> → FeSO<text:span text:style-name="T3">4</text:span> + H<text:span text:style-name="T3">2</text:span>S</text:p>
      <text:p text:style-name="P31"/>
      <text:p text:style-name="P31"><text:tab/><text:tab/><text:tab/><text:tab/></text:p>
      <text:p text:style-name="P42">Vlastnosti:<text:span text:style-name="T22"> Bezbarvý plyn páchnoucí po zkažených vejcích, jedovatý (0,15% ve vzduchu způsobuje smrt), páchne jen v nižších koncentracích</text:span></text:p>
      <text:p text:style-name="P31"/>
      <text:p text:style-name="P42">Používá se :<text:span text:style-name="T22"> v analytické chemii</text:span></text:p>
      <text:p text:style-name="P63"><text:soft-page-break/>S Oxidy síry, jejich výroba a vlastnosti a jejich dopad na životní prostředí</text:p>
      <text:p text:style-name="P31"/>
      <text:p text:style-name="P48">SO<text:span text:style-name="T3">2</text:span></text:p>
      <text:p text:style-name="P34"/>
      <text:p text:style-name="P43">Vlastnosti:<text:span text:style-name="T22"> </text:span><text:span text:style-name="T24">bezbarvý plyn štiplavého zápachu, </text:span><text:span text:style-name="T28">při vyšší koncentraci ho necítíme</text:span></text:p>
      <text:p text:style-name="P43"/>
      <text:p text:style-name="P45">Výroba:<text:span text:style-name="T22"> </text:span><text:span text:style-name="T25">hořením síry:<text:tab/></text:span><text:span text:style-name="T26">S + O → SO</text:span><text:span text:style-name="T9">2</text:span><text:span text:style-name="T25"> </text:span></text:p>
      <text:p text:style-name="P75"><text:s text:c="11"/><text:tab/> <text:s/></text:p>
      <text:p text:style-name="P45"><text:span text:style-name="T25"><text:s text:c="14"/>pražením pyritu: <text:s text:c="5"/></text:span><text:span text:style-name="T26">4FeS</text:span><text:span text:style-name="T9">2</text:span><text:span text:style-name="T26"> + 11O</text:span><text:span text:style-name="T9">2</text:span><text:span text:style-name="T26"> → 2Fe</text:span><text:span text:style-name="T9">2</text:span><text:span text:style-name="T26">O</text:span><text:span text:style-name="T9">3</text:span><text:span text:style-name="T26"> + 8SO</text:span><text:span text:style-name="T9">2</text:span></text:p>
      <text:p text:style-name="P43"/>
      <text:p text:style-name="P43">Dopad na životní prostředí:<text:span text:style-name="T22"> </text:span><text:span text:style-name="T28">je toxický, </text:span><text:span text:style-name="T30">hromadí se v ovzduší → vznik kyselých dešťů</text:span></text:p>
      <text:p text:style-name="P34"/>
      <text:p text:style-name="P34"/>
      <text:p text:style-name="P48">SO<text:span text:style-name="T3">3</text:span></text:p>
      <text:p text:style-name="P35"/>
      <text:p text:style-name="P44">Vlastnosti:<text:span text:style-name="T22"> </text:span><text:span text:style-name="T24">existuje ve všech třech skupenstvích; v kapalném a pevném stavu tvoří polymery (SO</text:span><text:span text:style-name="T8">3</text:span><text:span text:style-name="T24">)m, <text:s text:c="4"/><text:tab/> <text:s text:c="6"/>kde m &gt; 3</text:span></text:p>
      <text:p text:style-name="P44"/>
      <text:p text:style-name="P44">Výroba:<text:span text:style-name="T22"> </text:span><text:span text:style-name="T27">Reakcí oxidu siřičitého s kyslíkem:<text:tab/><text:tab/>2SO</text:span><text:span text:style-name="T10">2</text:span><text:span text:style-name="T27"> + O</text:span><text:span text:style-name="T10">2</text:span><text:span text:style-name="T27"> → SO</text:span><text:span text:style-name="T10">3<text:tab/></text:span><text:span text:style-name="T27">katalyzátor: V</text:span><text:span text:style-name="T10">2</text:span><text:span text:style-name="T27">O</text:span><text:span text:style-name="T10">5</text:span><text:span text:style-name="T27">, t = 425˚C</text:span></text:p>
      <text:p text:style-name="P44"/>
      <text:p text:style-name="P77">Dopad na životní prostředí:<text:span text:style-name="T22"> </text:span><text:span text:style-name="T29">nebezpečnější než SO</text:span><text:span text:style-name="T11">2</text:span><text:span text:style-name="T29">, </text:span><text:span text:style-name="T30">hromadí se v ovzduší → vznik kyselých dešťů</text:span></text:p>
      <text:p text:style-name="P46"/>
      <text:p text:style-name="P31"/>
      <text:p text:style-name="P63">S Výroba kyseliny sírové - popište rovnicemi</text:p>
      <text:p text:style-name="P31"/>
      <text:p text:style-name="P32">S + O<text:span text:style-name="T3">2</text:span> → SO<text:span text:style-name="T3">2</text:span></text:p>
      <text:p text:style-name="P32"/>
      <text:p text:style-name="P32">2SO<text:span text:style-name="T3">2</text:span> + O<text:span text:style-name="T3">2</text:span> → 2SO<text:span text:style-name="T3">3</text:span></text:p>
      <text:p text:style-name="P32"/>
      <text:p text:style-name="P32">SO<text:span text:style-name="T3">3</text:span> + H<text:span text:style-name="T3">2</text:span>SO<text:span text:style-name="T3">4</text:span> → H<text:span text:style-name="T3">2</text:span>S<text:span text:style-name="T3">2</text:span>O<text:span text:style-name="T3">7</text:span></text:p>
      <text:p text:style-name="P32"/>
      <text:p text:style-name="P32">H<text:span text:style-name="T3">2</text:span>S<text:span text:style-name="T3">2</text:span>O<text:span text:style-name="T3">7</text:span> + H<text:span text:style-name="T3">2</text:span>O → 2H<text:span text:style-name="T3">2</text:span>SO<text:span text:style-name="T3">4</text:span></text:p>
      <text:p text:style-name="P31"/>
      <text:p text:style-name="P31"/>
      <text:p text:style-name="P63">S Užití kyseliny sírové v chemii a technické prax<text:span text:style-name="T42">i</text:span></text:p>
      <text:p text:style-name="P31"/>
      <text:list text:style-name="L6">
        <text:list-item>
          <text:p text:style-name="P74">syntéza org. látek – sulfonace</text:p>
        </text:list-item>
        <text:list-item>
          <text:p text:style-name="P74">výroba léčiv, výbušnin, barviv, hnojiv, plastů</text:p>
        </text:list-item>
      </text:list>
      <text:p text:style-name="P31"/>
      <text:p text:style-name="P31"/>
      <text:p text:style-name="P65">N Výskyt dusíku v přírodě, jeho důležitost pro život</text:p>
      <text:p text:style-name="P31"/>
      <text:p text:style-name="P31"/>
      <text:p text:style-name="P31"/>
      <text:p text:style-name="P31"/>
      <text:p text:style-name="P65">N Výroba a laboratorní příprava dusíku - přípravu popište chemickými rovnicemi</text:p>
      <text:p text:style-name="P31"/>
      <text:p text:style-name="P31"/>
      <text:p text:style-name="P31"><text:soft-page-break/></text:p>
      <text:p text:style-name="P31"/>
      <text:p text:style-name="P65">N Technicky významná sloučeninu dusíku a jejich užití</text:p>
      <text:p text:style-name="P51"/>
      <text:p text:style-name="P31"/>
      <text:p text:style-name="P31"/>
      <text:p text:style-name="P31"/>
      <text:p text:style-name="P65">N Uveďte alespoň jeden oxid dusíku, jeho laboratorní přípravu popište rovnici</text:p>
      <text:p text:style-name="P31"/>
      <text:p text:style-name="P31"/>
      <text:p text:style-name="P31"/>
      <text:p text:style-name="P31"/>
      <text:p text:style-name="P65">N Výroba a příprava amoniaku - popište rovnicemi, jeho technické využití</text:p>
      <text:p text:style-name="P31"/>
      <text:p text:style-name="P31"/>
      <text:p text:style-name="P31"/>
      <text:p text:style-name="P31"/>
      <text:p text:style-name="P65">N Význam kyseliny dusité v chemickém průmyslu</text:p>
      <text:p text:style-name="P31"/>
      <text:p text:style-name="P31"/>
      <text:p text:style-name="P31"/>
      <text:p text:style-name="P31"/>
      <text:p text:style-name="P65">N Výroba kyseliny dusičné - popište rovnicemi a její význam pro chemický průmysl</text:p>
      <text:p text:style-name="P31"/>
      <text:p text:style-name="P31"/>
      <text:p text:style-name="P31"/>
      <text:p text:style-name="P31"/>
      <text:p text:style-name="P65">N Užití dusičnanů, který z nich se těží a jaký jsou jejich triviální názvy</text:p>
      <text:p text:style-name="P31"/>
      <text:p text:style-name="P31"/>
      <text:p text:style-name="P31"/>
      <text:p text:style-name="P31"/>
      <text:p text:style-name="P68">P Fosfor - výskyt a jeho důležitost pro život</text:p>
      <text:p text:style-name="P31"/>
      <text:p text:style-name="P31"/>
      <text:p text:style-name="P31"/>
      <text:p text:style-name="P31"/>
      <text:p text:style-name="P68">P Jaký chloridy fosforu znáte a jak reagují s vodou - popište chemickými rovnicemi</text:p>
      <text:p text:style-name="P31"/>
      <text:p text:style-name="P31"/>
      <text:p text:style-name="P31"/>
      <text:p text:style-name="P31"/>
      <text:p text:style-name="P68">P Technický význam fosforečnanů</text:p>
      <text:p text:style-name="P31"/>
      <text:p text:style-name="P31"/>
      <text:p text:style-name="P31"/>
      <text:p text:style-name="P31"><text:soft-page-break/></text:p>
      <text:p text:style-name="P68">P Mechanismus účinků arsenu na lidský organismus</text:p>
      <text:p text:style-name="P31"/>
      <text:p text:style-name="P31"/>
      <text:p text:style-name="P31"/>
      <text:p text:style-name="P31"/>
      <text:p text:style-name="P56">C Výskyt uhlíku v přírodě, jeho význam pro život</text:p>
      <text:p text:style-name="P31"/>
      <text:p text:style-name="P31"/>
      <text:p text:style-name="P31"/>
      <text:p text:style-name="P31"/>
      <text:p text:style-name="P56">C Modifikace uhlíku a jejich vlastnosti</text:p>
      <text:p text:style-name="P31"/>
      <text:p text:style-name="P31"/>
      <text:p text:style-name="P31"/>
      <text:p text:style-name="P31"/>
      <text:p text:style-name="P56">C Zdroje uhlíku, jeho výroba</text:p>
      <text:p text:style-name="P31"/>
      <text:p text:style-name="P31"/>
      <text:p text:style-name="P31"/>
      <text:p text:style-name="P31"/>
      <text:p text:style-name="P56">C Výroba, vlastnosti a užití aktivního uhlí</text:p>
      <text:p text:style-name="P31"/>
      <text:p text:style-name="P31"/>
      <text:p text:style-name="P31"/>
      <text:p text:style-name="P31"/>
      <text:p text:style-name="P56">C Oxidy uhlíku - jejich rozdílné vlastnosti a toxicita</text:p>
      <text:p text:style-name="P31"/>
      <text:p text:style-name="P31"/>
      <text:p text:style-name="P31"/>
      <text:p text:style-name="P31"/>
      <text:p text:style-name="P56">C Výroba a laboratorní příprava oxidu uhličitého - popište rovnicemi</text:p>
      <text:p text:style-name="P31"/>
      <text:p text:style-name="P31"/>
      <text:p text:style-name="P31"/>
      <text:p text:style-name="P31"/>
      <text:p text:style-name="P56">C Formy oxidu uhličitého a jejich využití</text:p>
      <text:p text:style-name="P31"/>
      <text:p text:style-name="P31"/>
      <text:p text:style-name="P31"/>
      <text:p text:style-name="P31"/>
      <text:p text:style-name="P56">C Chemické kypření těsta - látky užívané a mechanismus jejich působení</text:p>
      <text:p text:style-name="P31"/>
      <text:p text:style-name="P31"/>
      <text:p text:style-name="P31"/>
      <text:p text:style-name="P31"/>
      <text:p text:style-name="P56">C Přechodná tvrdost vody a vznik kotelního kamene - popište které látky ji <text:soft-page-break/>způsobují a jak se projevuje.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12:04:35.791802483</dc:date>
    <meta:editing-duration>P1DT3H12M26S</meta:editing-duration>
    <meta:editing-cycles>30</meta:editing-cycles>
    <meta:generator>LibreOffice/7.5.0.3$Linux_X86_64 LibreOffice_project/50$Build-3</meta:generator>
    <meta:document-statistic meta:table-count="0" meta:image-count="0" meta:object-count="0" meta:page-count="10" meta:paragraph-count="173" meta:word-count="1625" meta:character-count="10045" meta:non-whitespace-character-count="8443"/>
  </office:meta>
</office:document-meta>
</file>